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1.543cm" table:align="left"/>
    </style:style>
    <style:style style:name="Tabela1.A" style:family="table-column">
      <style:table-column-properties style:column-width="0.459cm"/>
    </style:style>
    <style:style style:name="Tabela1.B" style:family="table-column">
      <style:table-column-properties style:column-width="11.084cm"/>
    </style:style>
    <style:style style:name="Tabela1.A1" style:family="table-cell">
      <style:table-cell-properties style:vertical-align="middle"/>
    </style:style>
    <style:style style:name="P1" style:family="paragraph" style:parent-style-name="Text_20_body" style:list-style-name="L1"/>
    <style:style style:name="P2" style:family="paragraph" style:parent-style-name="Text_20_body">
      <style:paragraph-properties fo:margin-top="0cm" fo:margin-bottom="0cm" loext:contextual-spacing="false"/>
    </style:style>
    <style:style style:name="P3" style:family="paragraph" style:parent-style-name="Text_20_body" style:list-style-name="L1">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stalling WordPress in a CakePHP application</text:h>
      <text:p text:style-name="Quotations">After you have developed your CakePHP application. You might need to setup a blog to write about it. As WordPress is probably the most wildly used blog engine, it makes sense to use it to save you some time from writing your own custom blog engine. In this tutorial, we will show you how to setup a WordPress inside your CakePHP application. </text:p>
      <text:h text:style-name="Heading_20_2" text:outline-level="2"><text:bookmark text:name="top"/>Table Of Content</text:h>
      <text:list xml:id="list774797177" text:style-name="L1">
        <text:list-item>
          <text:p text:style-name="P3"><text:a xlink:type="simple" xlink:href="https://www.startutorial.com/articles/view/installing-wordpress-in-a-cakephp-application#sec1" text:style-name="Internet_20_link" text:visited-style-name="Visited_20_Internet_20_Link">How</text:a> </text:p>
        </text:list-item>
        <text:list-item>
          <text:p text:style-name="P1"><text:a xlink:type="simple" xlink:href="https://www.startutorial.com/articles/view/installing-wordpress-in-a-cakephp-application#sec3" text:style-name="Internet_20_link" text:visited-style-name="Visited_20_Internet_20_Link">The end</text:a> </text:p>
        </text:list-item>
      </text:list>
      <text:h text:style-name="Heading_20_6" text:outline-level="6"><text:bookmark text:name="sec1"/>1. How</text:h>
      <text:p text:style-name="Text_20_body">It is actually straightforward. All you need to do is to add some conditions to the top .htaccess file. </text:p>
      <text:p text:style-name="Text_20_body">As shown below, we added two conditions to make sure files under <text:span text:style-name="Strong_20_Emphasis">blog</text:span> will be interpreted as normal PHP files. All requests to <text:span text:style-name="Strong_20_Emphasis">blog</text:span> directory will not be treated as calls to CakePHP application. This way, we can install WordPress under the directory <text:span text:style-name="Strong_20_Emphasis">blog</text:span>. Of cause, you can also use any names you want for the direcotry. </text:p>
      <text:section text:style-name="Sect1" text:name="highlighter_576802">
        <text:p text:style-name="P2"><text:a xlink:type="simple" xlink:href="https://www.startutorial.com/articles/view/installing-wordpress-in-a-cakephp-application#" text:style-name="Internet_20_link" text:visited-style-name="Visited_20_Internet_20_Link">?</text:a></text:p>
        <table:table table:name="Tabela1" table:style-name="Tabela1">
          <table:table-column table:style-name="Tabela1.A"/>
          <table:table-column table:style-name="Tabela1.B"/>
          <table:table-row table:style-name="TableLine94761715332736">
            <table:table-cell table:style-name="Tabela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ela1.A1" office:value-type="string">
              <text:p text:style-name="Table_20_Contents"><text:span text:style-name="Source_20_Text">&lt;IfModule mod_rewrite.c&gt;</text:span></text:p>
              <text:p text:style-name="Table_20_Contents"><text:span text:style-name="Source_20_Text"><text:s text:c="2"/>RewriteEngine on</text:span></text:p>
              <text:p text:style-name="Table_20_Contents"><text:s/></text:p>
              <text:p text:style-name="Table_20_Contents"><text:span text:style-name="Source_20_Text"><text:s text:c="2"/>RewriteCond <text:s text:c="3"/>%{REQUEST_FILENAME} !blog/</text:span></text:p>
              <text:p text:style-name="Table_20_Contents"><text:span text:style-name="Source_20_Text"><text:s text:c="2"/>RewriteRule <text:s text:c="3"/>^$ app/webroot/</text:span> <text:s text:c="3"/><text:span text:style-name="Source_20_Text">[L]</text:span></text:p>
              <text:p text:style-name="Table_20_Contents"><text:s/></text:p>
              <text:p text:style-name="Table_20_Contents"><text:span text:style-name="Source_20_Text"><text:s text:c="2"/>RewriteCond <text:s text:c="3"/>%{REQUEST_FILENAME} !blog/</text:span></text:p>
              <text:p text:style-name="Table_20_Contents"><text:span text:style-name="Source_20_Text"><text:s text:c="2"/>RewriteRule <text:s text:c="3"/>(.*) app/webroot/$1 [L]</text:span></text:p>
              <text:p text:style-name="Table_20_Contents"><text:s/></text:p>
              <text:p text:style-name="Table_20_Contents"><text:span text:style-name="Source_20_Text">&lt;/IfModule&gt;</text:span></text:p>
            </table:table-cell>
          </table:table-row>
        </table:table>
        <text:p text:style-name="Text_20_body"/>
      </text:section>
      <text:h text:style-name="Heading_20_6" text:outline-level="6"><text:bookmark text:name="sec2"/>2. The End</text:h>
      <text:p text:style-name="Text_20_body">Hopefully this simple tutorial helped you with your development.<text:line-break/>If you like our post, please follow us on <text:a xlink:type="simple" xlink:href="http://twitter.com/startutorial" office:target-frame-name="_blank" xlink:show="new" text:style-name="Internet_20_link" text:visited-style-name="Visited_20_Internet_20_Link">Twitter</text:a> and help spread the word. We need your support to continue. <text:line-break/>If you have questions or find our mistakes in above tutorial, do leave a comment below to let us know. </text:p>
      <text:p text:style-name="Standard"><text:a xlink:type="simple" xlink:href="https://www.startutorial.com/articles/view/installing-wordpress-in-a-cakephp-application" text:style-name="Internet_20_link" text:visited-style-name="Visited_20_Internet_20_Link">https://www.startutorial.com/articles/view/installing-wordpress-in-a-cakephp-application</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2T14:58:39.619720595</meta:creation-date>
    <dc:date>2021-05-12T14:59:28.751810522</dc:date>
    <meta:editing-duration>PT50S</meta:editing-duration>
    <meta:editing-cycles>1</meta:editing-cycles>
    <meta:document-statistic meta:table-count="1" meta:image-count="0" meta:object-count="0" meta:page-count="1" meta:paragraph-count="32" meta:word-count="238" meta:character-count="1460" meta:non-whitespace-character-count="1218"/>
    <meta:generator>LibreOffice/6.4.7.2$Linux_X86_64 LibreOffice_project/40$Build-2</meta:generator>
  </office:meta>
</office:document-meta>
</file>